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6.18mm"/>
    </style:style>
    <style:style style:name="co2" style:family="table-column">
      <style:table-column-properties fo:break-before="auto" style:column-width="342.3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X5Toto demo hry Magic Carpet 2 obsahuje jednu hratelnou úroveň a dvě ukázkové. Doufáme, že vás ukázka pokračování ohromující hry z roku 1994 nadchne. Obsahuje celou řadou nových funkcí, díky kterým je Magic Carpet 2 rychlejší, temnější ... a krvavější. V 25 akčních levelech najdete v Magic Carpet 2 mnoho nových tvorů i kouzel, z nichž některé budou i v této ukázce. Magic Carpet 2 bude mít cenu středně velké hry a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máš postavený hrad, můžeš se v něm oživit, jinak bude tvá smrt definitivním koncem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Změni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lapený v zemi Netherworlds, a pán démonů,</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Hle, kde je vůle, tam je cesta! Pospěš si příteli!</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jeho další trofejí v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na svobodě! A cítím, že se lidé bojí o svůj život!</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prastarého umění mágů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ééé! Kde jste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Koukám, že sis všim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Nejdřív bys měl prozkoumat periférii Netherworlds, a procvičit si svou magii. Začni návštěvou města Jahwl, kde přebývají duše zatracených.</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Ještě než ji odsud Vissuluth vyhnal, kralovala na ostrovu Kopahk mocná čarodějka Payahandra. Dostaň se na něj a najdi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Pevnost Nyphura, měnícího podobu, dobře střežená. Napadnout tohoto démona a jeho pomocníky, jen s pár kouzly, za dne, je čiré šílenství. Ale je to nutné. </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Koukej, spadla kometa! Bohužel, poblíž pavoučí říše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 T'Klom na okraji Netherwolds, bojují o nadvládu vyvrhel Nyphur a ničitel Rahn. Musíš odstranit oba, ale ani slunce ti to příliš příliš neusnadní.</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Labyrint Ztracených Duší je podzemní pevnost neživých. Mnozí sem vešli hledat moc někde zde ukrytou, ale žádný se nevrátil, aby mohl říci, co ukrývají. Budeš první?</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projdi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i tajné bohat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lavně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Vydej se přes Cymmerské moře, domov krutoryb. Dej si pozor na vše,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ci.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Vrať se co nejdřív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sud si Vissuluth přivolává na pomoc nejmocnější tvory, které tvoří základ jeho armády.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Zjisti, odkud přicházejí mumie, a najdi způsob, jak je zastavit. Mám dojem, že z hloubi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 Trénerku Elys. Boj s ní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Draky z Ohnivého Pohoří ovládá Yragor, jeden z nejmocnějších čarodějníků, kteří slouží Pánu Démonů. Ale jeho protivník mu ukradl kouzlo k ovládání příšer. Zloděj sice zahynul, ale Yragor netuší, kam se kouzlo ztrati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Místní lidé nemůžou nikam utéct, ani se schovat. A Vissuluthova armáda je na cestě. Musíš těm civilistům pomoci.</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í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 loutek Pána Démonů. Vše zboř, nic nesmí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kam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najdeš tam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Probudil jsi stráže, hlídající kouzelný svitek. Musíš se jich zbavit.</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Vybuduj silný hrad, a naplň ho kouzelnou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Objevily se tu vražedné světlušky! Zab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nyní v bezpečí. Vydej s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Vidíš mou značku? Je u ní kouzlo, které ti odhalí skryté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objevil se tu Nyphur! Slouží Pánu Démonů a pokusí se tě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osy, které tráp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A teď rychle leť k troskám věže čarodějky Payahandry.</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řina kouzla jsou zakopána v základech těch kobek. Zboř je.</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Udělal jsi vše co bylo třeba, až posbíráš všechna kouzla leť k portálu.</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Lidé z Nyphurova světa byly odsouzeni k tomu stát se součástí armády nemrtvých. Musíš tu hordu kostlivců pobít!</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Nyní od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do pevnosti se odhalí jen těm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Hle, kde je vůle, tam je cesta! Pospěš si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Vyčisti to tu od všeho zléh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nezapomeň vzít tajemství Měňavc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ež se pustíš do hledání meteoru, měl by ses trochu posílit.</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a správná chvíle zaútočit na pavouky. Pozor ale na jejich pavučiny, jsou lepkavé!</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eslo ovoce. Leť k portálu. Musíme dál.</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 jako prvního.</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A nyní přemož Nyphura…</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Gratuluji ti k vítězství nad Vissuluthovými nohsedy. Již chystají odvetu.</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oho zombíka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získal troch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Ta jeskyně určitě má někde východ. Najdi tajný portál.</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bojuj jak bys byl démon sám.</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opustit tuto pustinu.</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é značky. Zkusím tě provést dál.</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Ta cesta nemá konce, že bychom ten oříšek pořád nerozlouskly?</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 tajnou trasu asi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buduje armádu diblíků? Máme šanci mu to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Diblíci zablokovaly hromadou bordelu portál na Černé planiny. Znič ho.</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Hurá, teď už se můžeme vrátit zpět z jeskyní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Asi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Tajemnou věž, uvnitř které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z tohoto místa uniknou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bestie byly vymýceny.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a zde má své kasárny. Vyžeň je z hot pryč!</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Vynořil se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Opravdu zdá se, že tvá moc bohy zaujala.</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 značce.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iblík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To byla důležitá etapa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navzájem propojené. Najdi způsob, jak odsud vypad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Tvá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se začíná v bitvě ztrácet, jeho mana ti bude snadnou kořistí.</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zohledného, je pohromou okolí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ty nejúžasnější kouzelnické kousky, kter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zhouba se rozšíří i do tvého světa.</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příští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je, ať se dostaneme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dál stráží hlídka.</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A je tu další pán na holení.</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Nechejme tu trosky Darlavy odpočívat v míru.</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hajzlík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Naše tažení ve jménu dobra bude už brzy u konc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Blíží se Drak!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Drakem, přílákal jeho kamarády. Buď na ně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poruč Draků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se tě začíná bát…</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započala! Nechť trouby znějí,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Po chrabrém boji přišlo konečně vítězství!</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Zachraň místní nešťastníky. Odstraň z jejich říše zrůdné potvory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Pán Démonů povolal Hydru! Znič to zvíře, než spálí celou říši na popel!</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ta Hydra nebyla poslední, ještě jich několik během svého putování potkáš!</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Zdejší jeskyně jsou ale promořené! Udělej z nich mumiím hrob!</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Před tebou kráčíhorda zombií. Máš šanci se jich zbavit.</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přimě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porazit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at na lepší časy.</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a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ř tento chrám temnot.</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likviduj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A teď poraž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meť tuto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to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Rozhněval jsi místní věřící. Budeš je muset pořešit…</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před tebou leží…</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na obzoru j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Nespi ještě. Tvůj úkol je téměř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Vtrhl jsi do mé říše a teď usiluješ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dokázal! Bože, tys to dokázal! Mistře, jsem to já, kdo ti až doteď sloužil. Obyvatelé říše Netherworls slyšte: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á úroveň kouzla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SUPER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oud Ohně</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izer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U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Drač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První pomoc</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Ozdrav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Brnění</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Nezranitelnos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Odraz II</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table:number-columns-repeated="2" office:value-type="string" calcext:value-type="string">
            <text:p>Meteor II</text:p>
          </table:table-cell>
          <table:table-cell office:value-type="float" office:value="215" calcext:value-type="float">
            <text:p>215</text:p>
          </table:table-cell>
          <table:table-cell/>
        </table:table-row>
        <table:table-row table:style-name="ro1">
          <table:table-cell table:number-columns-repeated="2" office:value-type="string" calcext:value-type="string">
            <text:p>Meteor III</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table:number-columns-repeated="2" office:value-type="string" calcext:value-type="string">
            <text:p>Teleport II</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Vidět Neviditelné</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Vidět Vše</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Kráděž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Dvojitá Krádež</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pleně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Otřes II</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Otřes III</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Kráter II</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Kráter III</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Zemětřesení II</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Zemětřesení III</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opka II</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Sopka III</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Draků</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tudna II</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Studna III</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 II</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Tornádo III</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Mana</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Blesková Mana</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Mina II</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ina III</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Aliance II</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Aliance III</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 II</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Propad III</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letí Drač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em tlačítko O zjistíš co máš dělat</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Tyto 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velikost mapy</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je pod útokem</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poblíž stěn</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Stiskem kombinace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e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Znič je a získej tak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Tento kámen ti obnoví zdraví</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Aktuální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nožství many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tvých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ůj současný úkol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ůj současný úkol je zničit budovu</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ůj současný úkol je zničit budovy</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ůj současný úkol je zneškodnění nepřátele</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ůj současný úkol je zneškodnění nepřátel</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ůj současný úkol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ůj současný úkol je zabití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ůj současný úkol je le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Měl bys letět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Vydej se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Aktuální množství many</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Splnil Jsi Všechny Úkol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Nyní se vydej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běžná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írn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Nepřátel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 zásahů</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Nalezeno kouzel</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Odehraný čas</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adat Jméno Postavy</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ej Jméno Postavy:</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čís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Úkol Splněn.</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Všechny úkoly splněn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1">00.00.0000</text:date>, <text:time style:data-style-name="N2" text:time-value="20:44:54.683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1.2$Windows_X86_64 LibreOffice_project/7bcb35dc3024a62dea0caee87020152d1ee96e71</meta:generator>
    <dc:date>2019-11-21T21:04:53.961000000</dc:date>
    <meta:editing-duration>P1DT2H22M49S</meta:editing-duration>
    <meta:editing-cycles>113</meta:editing-cycles>
    <meta:document-statistic meta:table-count="1" meta:cell-count="1531" meta:object-count="0"/>
  </office:meta>
</office:document-meta>
</file>